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6cm" fo:margin-left="-0.016cm" fo:margin-right="0.055cm" table:align="margins"/>
    </style:style>
    <style:style style:name="Table1.A" style:family="table-column">
      <style:table-column-properties style:column-width="16.96cm" style:rel-column-width="6553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32cm" table:align="left"/>
    </style:style>
    <style:style style:name="Table2.A" style:family="table-column">
      <style:table-column-properties style:column-width="16.932cm"/>
    </style:style>
    <style:style style:name="Table2.A1" style:family="table-cell">
      <style:table-cell-properties style:vertical-align="middl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97cm" fo:border="0.05pt solid #000000"/>
    </style:style>
    <style:style style:name="Table3" style:family="table">
      <style:table-properties style:width="16.958cm" table:align="left"/>
    </style:style>
    <style:style style:name="Table3.A" style:family="table-column">
      <style:table-column-properties style:column-width="16.958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6.879cm" table:align="left"/>
    </style:style>
    <style:style style:name="Table4.A" style:family="table-column">
      <style:table-column-properties style:column-width="16.879cm"/>
    </style:style>
    <style:style style:name="Table4.A1" style:family="table-cell">
      <style:table-cell-properties style:vertical-align="middle"/>
    </style:style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font-name="Arial1" fo:font-size="8pt"/>
    </style:style>
    <style:style style:name="P3" style:family="paragraph" style:parent-style-name="Table_20_Contents">
      <style:paragraph-properties fo:text-align="justify" style:justify-single-word="false"/>
      <style:text-properties style:font-name="Arial1" fo:font-size="12pt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12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Arial1" fo:font-size="12pt" fo:background-color="#ffff00"/>
    </style:style>
    <style:style style:name="P7" style:family="paragraph" style:parent-style-name="Text_20_body">
      <style:paragraph-properties>
        <style:tab-stops>
          <style:tab-stop style:position="5.212cm"/>
        </style:tab-stops>
      </style:paragraph-properties>
      <style:text-properties style:font-name="Arial1" fo:font-size="10pt" fo:background-color="#ffff00" style:font-name-asian="Arial Unicode MS" style:font-size-asian="24pt" style:font-name-complex="Tahoma1" style:font-size-complex="2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" style:family="paragraph" style:parent-style-name="Heading_20_1">
      <style:paragraph-properties fo:text-align="justify" style:justify-single-word="false"/>
      <style:text-properties style:font-name="Arial1" fo:font-size="12pt" fo:background-color="#ffff00"/>
    </style:style>
    <style:style style:name="P11" style:family="paragraph" style:parent-style-name="Heading_20_1">
      <style:text-properties style:font-name="Arial1" fo:font-size="12pt" fo:font-weight="bold" fo:background-color="#ffff00" style:font-size-asian="12pt" style:font-weight-asian="bold" style:font-size-complex="12pt" style:font-weight-complex="bold"/>
    </style:style>
    <style:style style:name="T1" style:family="text">
      <style:text-properties style:font-name="Arial1" fo:font-size="8pt" fo:background-color="#ffff00" loext:char-shading-value="0"/>
    </style:style>
    <style:style style:name="T2" style:family="text">
      <style:text-properties fo:background-color="#ffff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ntenedor">
        <text:section text:style-name="Sect1" text:name="contenido">
          <text:section text:style-name="Sect1" text:name="derecha">
            <text:section text:style-name="Sect1" text:name="principal">
              <text:section text:style-name="Sect2" text:name="Section13">
                <text:p text:style-name="P1">BOLETÍN 34</text:p>
                <text:p text:style-name="P2">&lt;?xml version="1.0" encoding="UTF-8"?&gt; </text:p>
                <text:p text:style-name="P2"><text:s/>&lt;?xml-stylesheet type="text/xsl" href="iterali.xsl"?&gt; </text:p>
                <text:p text:style-name="P2"><text:s/>&lt;libros&gt;</text:p>
                <text:p text:style-name="P2"><text:s/>&lt;libro&gt; </text:p>
                <text:p text:style-name="P2"><text:s/>&lt;titulo&gt;Mis almuerzos con gente inquietante&lt;/titulo&gt; <text:s text:c="2"/></text:p>
                <text:p text:style-name="P2"><text:s/>&lt;autor&gt;Vazquez Montalban&lt;/autor&gt; <text:s/></text:p>
                <text:p text:style-name="P2"><text:s/>&lt;isbn&gt;978-84-9899-250-2&lt;/isbn&gt; <text:s/></text:p>
                <text:p text:style-name="P2"><text:s/>&lt;precio&gt;32&lt;/precio&gt; <text:s text:c="3"/></text:p>
                <text:p text:style-name="P2"><text:s/>&lt;/libro&gt; </text:p>
                <text:p text:style-name="P2"><text:s/>&lt;libro&gt; <text:s text:c="4"/></text:p>
                <text:p text:style-name="P2"><text:s/>&lt;titulo&gt;Imperium&lt;/titulo&gt; <text:s text:c="2"/></text:p>
                <text:p text:style-name="P2"><text:s/>&lt;autor&gt;Robert Harris&lt;/autor&gt; <text:s text:c="2"/></text:p>
                <text:p text:style-name="P2"><text:s/>&lt;isbn&gt;978-84-8346-685-8&lt;/isbn&gt; <text:s text:c="3"/></text:p>
                <text:p text:style-name="P2"><text:s/>&lt;precio&gt;50&lt;/precio&gt; <text:s/></text:p>
                <text:p text:style-name="P2">&lt;/libro&gt; </text:p>
                <text:p text:style-name="P2"><text:s/></text:p>
                <text:p text:style-name="P2"/>
                <text:p text:style-name="P2"><text:s/>&lt;libro&gt; <text:s/></text:p>
                <text:p text:style-name="P2"><text:s/>&lt;titulo&gt;Fuente Ovejuna&lt;/titulo&gt; <text:s text:c="2"/></text:p>
                <text:p text:style-name="P2"><text:s/>&lt;autor&gt;Lope de Vega&lt;/autor&gt; <text:s text:c="4"/></text:p>
                <text:p text:style-name="P2"><text:s/>&lt;isbn&gt;84-9815-002-7&lt;/isbn&gt; </text:p>
                <text:p text:style-name="P2"><text:s/>&lt;precio&gt;38&lt;/precio&gt;</text:p>
                <text:p text:style-name="P2"><text:s/>&lt;/libro&gt; </text:p>
                <text:p text:style-name="P2"><text:s/>&lt;libro&gt;</text:p>
                <text:p text:style-name="P2"><text:s/>&lt;titulo&gt;La Celestina&lt;/titulo&gt; <text:s/></text:p>
                <text:p text:style-name="P2"><text:s/>&lt;autor&gt;Fernando de Rojas&lt;/autor&gt; </text:p>
                <text:p text:style-name="P2"><text:s/>&lt;isbn&gt;84-96390-96-9&lt;/isbn&gt; <text:s/></text:p>
                <text:p text:style-name="P2"><text:s/>&lt;/libro&gt; </text:p>
                <text:p text:style-name="P2"><text:s/>&lt;libro&gt; <text:s text:c="2"/></text:p>
                <text:p text:style-name="P2"><text:s/>&lt;titulo&gt;Don Juan Tenorio&lt;/titulo&gt; <text:s text:c="2"/></text:p>
                <text:p text:style-name="P2"><text:s/>&lt;autor&gt;Jose Zorilla&lt;/autor&gt;</text:p>
                <text:p text:style-name="P2"><text:s/>&lt;isbn&gt;84-96390-97-7&lt;/isbn&gt; </text:p>
                <text:p text:style-name="P2"><text:s/>&lt;/libro&gt; </text:p>
                <text:p text:style-name="P2"><text:s/>&lt;/libros&gt; </text:p>
              </text:section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3">1<text:span text:style-name="T2">-Utiliza la etiqueta xsl:for-each en XSL para recorrer un conjunto de elementos del arbol XML y presentarlos en un documento HTML con el siguiente formato:</text:span></text:p>
                    <text:h text:style-name="P10" text:outline-level="1" text:is-list-header="true">Mis Libros</text:h>
                    <text:p text:style-name="Text_20_body"><text:span text:style-name="Strong_20_Emphasis"><text:span text:style-name="T1">Titulo:</text:span></text:span><text:span text:style-name="T1">Mis almuerzos con gente inquietante<text:line-break/></text:span><text:span text:style-name="Strong_20_Emphasis"><text:span text:style-name="T1">Autor:</text:span></text:span><text:span text:style-name="T1">Vazquez Montalban</text:span></text:p>
                    <text:p text:style-name="Text_20_body"><text:span text:style-name="Strong_20_Emphasis"><text:span text:style-name="T1">Titulo:</text:span></text:span><text:span text:style-name="T1">Imperium<text:line-break/></text:span><text:span text:style-name="Strong_20_Emphasis"><text:span text:style-name="T1">Autor:</text:span></text:span><text:span text:style-name="T1">Robert Harris</text:span></text:p>
                    <text:p text:style-name="Text_20_body"><text:span text:style-name="Strong_20_Emphasis"><text:span text:style-name="T1">Titulo:</text:span></text:span><text:span text:style-name="T1">Fuente Ovejuna<text:line-break/></text:span><text:span text:style-name="Strong_20_Emphasis"><text:span text:style-name="T1">Autor:</text:span></text:span><text:span text:style-name="T1">Lope de Vega</text:span></text:p>
                    <text:p text:style-name="Text_20_body"><text:span text:style-name="Strong_20_Emphasis"><text:span text:style-name="T1">Titulo:</text:span></text:span><text:span text:style-name="T1">La Celestina<text:line-break/></text:span><text:span text:style-name="Strong_20_Emphasis"><text:span text:style-name="T1">Autor:</text:span></text:span><text:span text:style-name="T1">Fernando de Rojas</text:span></text:p>
                    <text:p text:style-name="Text_20_body"><text:span text:style-name="Strong_20_Emphasis"><text:span text:style-name="T1">Titulo:</text:span></text:span><text:span text:style-name="T1">Don Juan Tenorio<text:line-break/></text:span><text:span text:style-name="Strong_20_Emphasis"><text:span text:style-name="T1">Autor:</text:span></text:span><text:span text:style-name="T1">Jose Zorilla</text:span></text:p>
                    <text:p text:style-name="P3"/>
                  </table:table-cell>
                </table:table-row>
              </table:table>
            </text:section>
          </text:section>
        </text:section>
      </text:section>
      <text:section text:style-name="Sect1" text:name="Section1">
        <text:section text:style-name="Sect1" text:name="Section2">
          <text:section text:style-name="Sect1" text:name="Section3">
            <text:section text:style-name="Sect1" text:name="Section4"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ext:p text:style-name="P6">2- Uso de la funcion count() para ver cuantos libros <text:s/>van a ser procesados en la hoja de transformacion XSLT. </text:p>
                  </table:table-cell>
                </table:table-row>
              </table:table>
            </text:section>
          </text:section>
        </text:section>
      </text:section>
      <text:section text:style-name="Sect1" text:name="Section5">
        <text:section text:style-name="Sect1" text:name="Section6">
          <text:section text:style-name="Sect1" text:name="Section7">
            <text:section text:style-name="Sect1" text:name="Section8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h text:style-name="P11" text:outline-level="1" text:is-list-header="true">Mis Libros</text:h>
                    <text:p text:style-name="P7">El numero de libros es de 5 </text:p>
                  </table:table-cell>
                </table:table-row>
              </table:table>
              <text:p text:style-name="Text_20_body"/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6">3- Utiliza la etiqueta xsl:sort para generar un listado de libros ordenados por título.</text:p>
                  </table:table-cell>
                </table:table-row>
              </table:table>
            </text:section>
          </text:section>
        </text:section>
      </text:section>
      <text:section text:style-name="Sect1" text:name="Section9">
        <text:section text:style-name="Sect1" text:name="Section10">
          <text:section text:style-name="Sect1" text:name="Section11">
            <text:section text:style-name="Sect1" text:name="Section12"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P6"><text:s/><text:line-break/>4- Obtén una tabla HTML a partir de los datos almacenados en el <text:s/>documento XML.</text:p>
                    <text:p text:style-name="P6"/>
                    <text:p text:style-name="P6"/>
                  </table:table-cell>
                </table:table-row>
              </table:table>
              <text:p text:style-name="P4">5- <text:bookmark-start text:name="__DdeLink__196_2198514308"/>Obtén <text:s/>a partir de los datos almacenados en el <text:s/>documento XML, los libros de más de 30 €.<text:bookmark-end text:name="__DdeLink__196_2198514308"/></text:p>
            </text:section>
          </text:section>
        </text:section>
      </text:section>
      <text:p text:style-name="P8"/>
      <text:p text:style-name="P9">6<text:span text:style-name="T2">-Cargar un combo con XSLT que contenga los títulos de los libros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1-04-22T23:30:24</meta:creation-date>
    <dc:date>2023-04-25T10:22:28.234258319</dc:date>
    <dc:language>es-ES</dc:language>
    <meta:editing-cycles>9</meta:editing-cycles>
    <meta:editing-duration>PT1H57M21S</meta:editing-duration>
    <meta:document-statistic meta:table-count="5" meta:image-count="0" meta:object-count="0" meta:page-count="1" meta:paragraph-count="48" meta:word-count="194" meta:character-count="1661" meta:non-whitespace-character-count="1415"/>
    <meta:user-defined meta:name="Info 1"/>
    <meta:user-defined meta:name="Info 2"/>
    <meta:user-defined meta:name="Info 3"/>
    <meta:user-defined meta:name="Info 4"/>
  </office:meta>
</office:document-meta>
</file>